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solid" svg:stroke-width="0.212cm" svg:stroke-color="#52b03c" draw:marker-start-width="0.517cm" draw:marker-end="" draw:marker-end-width="0.617cm" svg:stroke-opacity="9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9" style:family="graphic" style:parent-style-name="objectwithoutfill">
      <style:graphic-properties svg:stroke-width="0.212cm" svg:stroke-color="#fb7807" draw:marker-start-width="0.518cm" draw:marker-end-width="0.518cm" svg:stroke-opacity="9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10" style:family="graphic" style:parent-style-name="standard">
      <style:graphic-properties draw:stroke="none" svg:stroke-color="#f10d0c" draw:fill="none" fo:min-height="0.797cm" loext:decorative="false"/>
      <style:paragraph-properties style:writing-mode="lr-tb"/>
    </style:style>
    <style:style style:name="gr11" style:family="graphic" style:parent-style-name="objectwithoutfill">
      <style:graphic-properties svg:stroke-width="0.212cm" svg:stroke-color="#af815d" draw:marker-start-width="0.518cm" draw:marker-end-width="0.518cm" svg:stroke-opacity="90%" svg:stroke-linecap="round" draw:fill="none" draw:textarea-vertical-align="middle" fo:padding-top="0.231cm" fo:padding-bottom="0.231cm" fo:padding-left="0.206cm" fo:padding-right="0.206cm" loext:decorative="false"/>
    </style:style>
    <style:style style:name="gr12" style:family="graphic" style:parent-style-name="objectwithoutfill">
      <style:graphic-properties draw:stroke="solid" svg:stroke-width="0.212cm" svg:stroke-color="#fb7807" draw:marker-start-width="0.517cm" draw:marker-end="" draw:marker-end-width="0.617cm" svg:stroke-opacity="90%" svg:stroke-linecap="round" draw:fill="none" draw:textarea-vertical-align="middle" fo:padding-top="0.23cm" fo:padding-bottom="0.23cm" fo:padding-left="0.205cm" fo:padding-right="0.205cm" loext:decorative="false"/>
    </style:style>
    <style:style style:name="gr13" style:family="graphic" style:parent-style-name="standard">
      <style:graphic-properties draw:stroke="none" svg:stroke-color="#f10d0c" draw:fill="none" fo:min-height="0.84cm" loext:decorative="false"/>
      <style:paragraph-properties style:writing-mode="lr-tb"/>
    </style:style>
    <style:style style:name="gr14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gr15" style:family="graphic" style:parent-style-name="objectwithoutfill">
      <style:graphic-properties svg:stroke-width="0.212cm" svg:stroke-color="#af815d" draw:marker-start-width="0.518cm" draw:marker-end-width="0.518cm" svg:stroke-opacity="9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16" style:family="graphic" style:parent-style-name="standard">
      <style:graphic-properties draw:stroke="none" svg:stroke-color="#f10d0c" draw:fill="none" fo:min-height="1.491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4" style:family="paragraph">
      <loext:graphic-properties draw:fill-color="#dddddd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5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6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7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9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0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1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12" style:family="paragraph">
      <loext:graphic-properties draw:fill="none"/>
      <style:text-properties fo:color="#ff860d" loext:opacity="100%" style:font-name="JetBrainsMono NF ExtraBold" fo:background-color="transparent"/>
    </style:style>
    <style:style style:name="P13" style:family="paragraph">
      <loext:graphic-properties draw:fill="none"/>
      <style:text-properties fo:color="#52b03c" loext:opacity="100%" style:font-name="JetBrainsMono NF ExtraBold" fo:background-color="transparent"/>
    </style:style>
    <style:style style:name="P14" style:family="paragraph">
      <loext:graphic-properties draw:fill="none"/>
      <style:text-properties style:font-name="JetBrainsMono NF ExtraBold"/>
    </style:style>
    <style:style style:name="P15" style:family="paragraph">
      <style:text-properties fo:color="#fb7807" loext:opacity="100%"/>
    </style:style>
    <style:style style:name="P16" style:family="paragraph">
      <loext:graphic-properties draw:fill="none"/>
      <style:text-properties fo:color="#fb7807" loext:opacity="100%" style:font-name="JetBrainsMono NF ExtraBold" fo:font-size="17pt" fo:background-color="transparent" style:font-size-asian="17pt" style:font-size-complex="17pt"/>
    </style:style>
    <style:style style:name="P17" style:family="paragraph">
      <loext:graphic-properties draw:fill="none"/>
      <style:text-properties fo:color="#af815d" loext:opacity="100%" style:font-name="JetBrainsMono NF ExtraBold" fo:background-color="transparent"/>
    </style:style>
    <style:style style:name="P18" style:family="paragraph">
      <loext:graphic-properties draw:fill="none"/>
      <style:text-properties fo:color="#5eb91e" loext:opacity="100%" style:font-name="JetBrainsMono NF ExtraBold"/>
    </style:style>
    <style:style style:name="P19" style:family="paragraph">
      <loext:graphic-properties draw:fill="none"/>
      <style:text-properties fo:color="#fb7807" loext:opacity="100%" style:font-name="JetBrainsMono NF ExtraBold" fo:font-size="18pt" fo:background-color="transparent" style:font-size-asian="18pt" style:font-size-complex="18pt"/>
    </style:style>
    <style:style style:name="P20" style:family="paragraph">
      <loext:graphic-properties draw:fill="none"/>
      <style:text-properties fo:color="#af815d" loext:opacity="100%" style:font-name="JetBrainsMono NF ExtraBold" fo:font-size="12pt" fo:background-color="transparent" style:font-size-asian="12pt" style:font-size-complex="12pt"/>
    </style:style>
    <style:style style:name="P21" style:family="paragraph">
      <style:text-properties fo:color="#af815d" loext:opacity="100%"/>
    </style:style>
    <style:style style:name="P22" style:family="paragraph">
      <loext:graphic-properties draw:fill="none"/>
      <style:text-properties fo:color="#af815d" loext:opacity="100%" style:font-name="JetBrainsMono NF ExtraBold" fo:font-size="16pt" fo:background-color="transparent" style:font-size-asian="16pt" style:font-size-complex="16pt"/>
    </style:style>
    <style:style style:name="T1" style:family="text">
      <style:text-properties fo:color="#111111" loext:opacity="100%" style:font-name="JetBrainsMono NF ExtraBold" fo:font-size="10pt" style:font-size-asian="12pt" style:font-size-complex="12pt"/>
    </style:style>
    <style:style style:name="T2" style:family="text">
      <style:text-properties fo:color="#52b03c" loext:opacity="100%" style:font-name="JetBrainsMono NF ExtraBold" fo:font-weight="bold" fo:background-color="transparent"/>
    </style:style>
    <style:style style:name="T3" style:family="text">
      <style:text-properties style:font-name="JetBrainsMono NF ExtraBold" fo:font-size="17pt" fo:font-weight="bold" fo:background-color="transparent" style:font-size-asian="17pt" style:font-size-complex="17pt"/>
    </style:style>
    <style:style style:name="T4" style:family="text">
      <style:text-properties fo:color="#af815d" loext:opacity="100%" style:font-name="JetBrainsMono NF ExtraBold" fo:font-weight="bold" fo:background-color="transparent"/>
    </style:style>
    <style:style style:name="T5" style:family="text">
      <style:text-properties style:font-name="JetBrainsMono NF ExtraBold" fo:font-size="18pt" fo:font-weight="bold" fo:background-color="transparent" style:font-size-asian="18pt" style:font-size-complex="18pt"/>
    </style:style>
    <style:style style:name="T6" style:family="text">
      <style:text-properties fo:color="#af815d" loext:opacity="100%" style:font-name="JetBrainsMono NF ExtraBold" fo:font-size="12pt" fo:font-weight="bold" fo:background-color="transparent" style:font-size-asian="12pt" style:font-size-complex="12pt"/>
    </style:style>
    <style:style style:name="T7" style:family="text">
      <style:text-properties style:font-name="JetBrainsMono NF ExtraBold" fo:font-size="16pt" fo:font-weight="bold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37cm" svg:y="15.4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2cm" svg:height="1.2cm" svg:x="6.37cm" svg:y="16.7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5.095cm" svg:y="15.0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5.095cm" svg:y="16.3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095cm" svg:y="17.5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4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3.82cm" svg:y="15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7.2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4.9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4" draw:layer="layout" svg:width="1.2cm" svg:height="1.2cm" svg:x="2.545cm" svg:y="16.2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7.5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15.7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1.2cm" svg:height="1.2cm" svg:x="1.27cm" svg:y="17.0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18.3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15.7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6.87cm" svg:y="17.0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595cm" svg:y="14.9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5.595cm" svg:y="16.2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5" draw:layer="layout" svg:width="1.2cm" svg:height="1.2cm" svg:x="15.595cm" svg:y="17.5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4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4.32cm" svg:y="15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7.2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5.0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3.045cm" svg:y="16.3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7.5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77cm" svg:y="15.4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6" draw:layer="layout" svg:width="1.2cm" svg:height="1.2cm" svg:x="11.77cm" svg:y="16.7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18.3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5.395cm" svg:y="19.1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6.67cm" svg:y="19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8" draw:layer="layout" svg:width="1.2cm" svg:height="1.2cm" svg:x="7.945cm" svg:y="19.0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0.195cm" svg:y="19.0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1.47cm" svg:y="19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9" draw:layer="layout" svg:width="1.2cm" svg:height="1.2cm" svg:x="12.745cm" svg:y="19.16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37cm" svg:y="8.7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2cm" svg:height="1.2cm" svg:x="6.37cm" svg:y="10.0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5.095cm" svg:y="8.3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5.095cm" svg:y="9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095cm" svg:y="10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7.9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3.82cm" svg:y="9.2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0.5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8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4" draw:layer="layout" svg:width="1.2cm" svg:height="1.2cm" svg:x="2.545cm" svg:y="9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0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9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3" draw:layer="layout" svg:width="1.2cm" svg:height="1.2cm" svg:x="1.27cm" svg:y="10.3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1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9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6.87cm" svg:y="10.3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595cm" svg:y="8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5.595cm" svg:y="9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5" draw:layer="layout" svg:width="1.2cm" svg:height="1.2cm" svg:x="15.595cm" svg:y="10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7.9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4.32cm" svg:y="9.2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0.5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8.3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3.045cm" svg:y="9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0.8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77cm" svg:y="8.7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6" draw:layer="layout" svg:width="1.2cm" svg:height="1.2cm" svg:x="11.77cm" svg:y="10.0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1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5.395cm" svg:y="12.4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6.67cm" svg:y="1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8" draw:layer="layout" svg:width="1.2cm" svg:height="1.2cm" svg:x="7.945cm" svg:y="12.3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0.195cm" svg:y="12.3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1.47cm" svg:y="1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9" draw:layer="layout" svg:width="1.2cm" svg:height="1.2cm" svg:x="12.745cm" svg:y="12.46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37cm" svg:y="2.0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2cm" svg:height="1.2cm" svg:x="6.37cm" svg:y="3.3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5.09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5.09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09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3.8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4" draw:layer="layout" svg:width="1.2cm" svg:height="1.2cm" svg:x="2.54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3" draw:layer="layout" svg:width="1.2cm" svg:height="1.2cm" svg:x="1.2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6.8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59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5.59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5" draw:layer="layout" svg:width="1.2cm" svg:height="1.2cm" svg:x="15.59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4.3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3.04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77cm" svg:y="2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6" draw:layer="layout" svg:width="1.2cm" svg:height="1.2cm" svg:x="11.77cm" svg:y="3.3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5.395cm" svg:y="5.7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6.6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8" draw:layer="layout" svg:width="1.2cm" svg:height="1.2cm" svg:x="7.94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0.19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1.4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9" draw:layer="layout" svg:width="1.2cm" svg:height="1.2cm" svg:x="12.745cm" svg:y="5.76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6" draw:text-style-name="P11" draw:layer="layout" svg:width="3.3cm" svg:height="0.6cm" svg:x="0.7cm" svg:y="0cm">
          <text:p text:style-name="P10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line draw:style-name="gr7" draw:text-style-name="P12" draw:layer="layout" svg:x1="7.05cm" svg:y1="10.799cm" svg:x2="7.05cm" svg:y2="9.299cm">
          <text:p/>
        </draw:line>
        <draw:line draw:style-name="gr7" draw:text-style-name="P12" draw:layer="layout" svg:x1="12.13cm" svg:y1="10.799cm" svg:x2="12.13cm" svg:y2="9.299cm">
          <text:p/>
        </draw:line>
        <draw:line draw:style-name="gr7" draw:text-style-name="P12" draw:layer="layout" svg:x1="12.13cm" svg:y1="9.299cm" svg:x2="7.05cm" svg:y2="9.299cm">
          <text:p/>
        </draw:line>
        <draw:frame draw:style-name="gr8" draw:text-style-name="P13" draw:layer="layout" svg:width="2.223cm" svg:height="1.115cm" svg:x="8.452cm" svg:y="8.274cm">
          <draw:text-box>
            <text:p><text:span text:style-name="T2">Boot</text:span></text:p>
          </draw:text-box>
        </draw:frame>
        <draw:path draw:style-name="gr9" draw:text-style-name="P14" draw:layer="layout" svg:width="6.426cm" svg:height="2.408cm" draw:transform="skewX (0.321315115292156) rotate (-0.321664181142555) translate (7.30232402498365cm 18.2970265204996cm)" svg:viewBox="0 0 6427 2409" svg:d="M0 2409c4016 0 6427-2409 6427-2409">
          <text:p/>
        </draw:path>
        <draw:frame draw:style-name="gr10" draw:text-style-name="P16" draw:layer="layout" svg:width="2.858cm" svg:height="1.047cm" svg:x="8.002cm" svg:y="21.052cm">
          <draw:text-box>
            <text:p text:style-name="P15"><text:span text:style-name="T3">Adjust</text:span></text:p>
          </draw:text-box>
        </draw:frame>
        <draw:frame draw:style-name="gr8" draw:text-style-name="P17" draw:layer="layout" svg:width="1.27cm" svg:height="1.115cm" svg:x="1.052cm" svg:y="2.322cm">
          <draw:text-box>
            <text:p><text:span text:style-name="T4">QU</text:span></text:p>
          </draw:text-box>
        </draw:frame>
        <draw:path draw:style-name="gr11" draw:text-style-name="P14" draw:layer="layout" svg:width="6.831cm" svg:height="2.021cm" draw:transform="skewX (0.605803783367232) rotate (-0.149923782746313) translate (2.22199847110037cm 3.17500162268405cm)" svg:viewBox="0 0 6832 2022" svg:d="M0 0c5636-1 6832 2022 6832 2022">
          <text:p/>
        </draw:path>
        <draw:line draw:style-name="gr12" draw:text-style-name="P18" draw:layer="layout" svg:x1="11.968cm" svg:y1="13.287cm" svg:x2="13.5cm" svg:y2="13.287cm">
          <text:p/>
        </draw:line>
        <draw:frame draw:style-name="gr13" draw:text-style-name="P19" draw:layer="layout" svg:width="2.858cm" svg:height="1.09cm" svg:x="11.277cm" svg:y="13.605cm">
          <draw:text-box>
            <text:p text:style-name="P15"><text:span text:style-name="T5">FN</text:span></text:p>
          </draw:text-box>
        </draw:frame>
        <draw:path draw:style-name="gr11" draw:text-style-name="P14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14" draw:text-style-name="P20" draw:layer="layout" svg:width="2.222cm" svg:height="0.827cm" svg:x="13.817cm" svg:y="2.57cm">
          <draw:text-box>
            <text:p><text:span text:style-name="T6">TION</text:span></text:p>
          </draw:text-box>
        </draw:frame>
        <draw:path draw:style-name="gr15" draw:text-style-name="P14" draw:layer="layout" svg:width="6.608cm" svg:height="2.933cm" draw:transform="skewX (-0.143291531588735) rotate (-2.74627557801308) translate (13.3346871034539cm 16.5811305208997cm)" svg:viewBox="0 0 6609 2934" svg:d="M6609 2934c-4129 0-6609-2934-6609-2934">
          <text:p/>
        </draw:path>
        <draw:frame draw:style-name="gr16" draw:text-style-name="P22" draw:layer="layout" svg:width="3.745cm" svg:height="1.741cm" svg:x="7.785cm" svg:y="14.822cm">
          <draw:text-box>
            <text:p text:style-name="P21"><text:span text:style-name="T7">Cap 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22.6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20T19:15:17.426897590</dc:date>
    <meta:editing-duration>P2DT8H51M</meta:editing-duration>
    <meta:editing-cycles>236</meta:editing-cycles>
    <meta:generator>LibreOffice/24.2.5.2$Linux_X86_64 LibreOffice_project/420$Build-2</meta:generator>
    <meta:document-statistic meta:object-count="120"/>
  </office:meta>
</office:document-meta>
</file>